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P3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47805e" officeooo:paragraph-rsid="00480c2c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fo:font-weight="bold" officeooo:rsid="004a33eb" officeooo:paragraph-rsid="004a33eb" style:font-weight-asian="bold" style:font-weight-complex="bold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37805e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4220c6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3af26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45c272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220c6"/>
    </style:style>
    <style:style style:name="T10" style:family="text">
      <style:text-properties officeooo:rsid="0045a7e2"/>
    </style:style>
    <style:style style:name="T11" style:family="text">
      <style:text-properties officeooo:rsid="0045c272"/>
    </style:style>
    <style:style style:name="T12" style:family="text">
      <style:text-properties officeooo:rsid="004c5f0e"/>
    </style:style>
    <style:style style:name="T13" style:family="text">
      <style:text-properties officeooo:rsid="004db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3">1. Anwendungsbeispiel auswählen</text:p>
      <text:p text:style-name="P6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2">Dabei wird die Datenstruktur um das neue Element am Ende erweitert </text:span><text:span text:style-name="T13">und die Ursprünglichen Elemente bleiben erhalten.</text:span></text:p>
      <text:p text:style-name="P4">Liste:</text:p>
      <text:p text:style-name="P7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8"><text:span text:style-name="T9">Liste.append(neuesElement)</text:span></text:p>
      <text:p text:style-name="P5">Array:</text:p>
      <text:p text:style-name="P9"><text:span text:style-name="T10">Bei</text:span><text:span text:style-name="T8"> Arrays </text:span><text:span text:style-name="T10">gibt die Methode numpy.append() den neuen Array zurück. Hier muss als Argument der alte Array und das neue Element übergeben werden:</text:span></text:p>
      <text:p text:style-name="P10"><text:span text:style-name="T11">Array = numpy.append(Array, neuesElement)</text:span></text:p>
      <text:p text:style-name="P2">2. Erklären von Grundlagen für das Beispi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7T11:42:56.232000000</dc:date>
    <meta:editing-duration>PT1H26M36S</meta:editing-duration>
    <meta:editing-cycles>36</meta:editing-cycles>
    <meta:document-statistic meta:table-count="0" meta:image-count="0" meta:object-count="0" meta:page-count="1" meta:paragraph-count="10" meta:word-count="86" meta:character-count="618" meta:non-whitespace-character-count="542"/>
  </office:meta>
</office:document-meta>
</file>